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solid" style:text-underline-width="auto" style:text-underline-color="font-color" style:font-size-asian="12pt" style:font-size-complex="12pt"/>
    </style:style>
    <style:style style:name="P2" style:family="paragraph" style:parent-style-name="Standard">
      <style:paragraph-properties fo:text-align="start" style:justify-single-word="false"/>
      <style:text-properties fo:font-size="12pt" style:text-underline-style="none" style:font-size-asian="12pt" style:font-size-complex="12pt"/>
    </style:style>
    <style:style style:name="P3" style:family="paragraph" style:parent-style-name="Standard">
      <style:paragraph-properties fo:line-height="100%" fo:text-align="start" style:justify-single-word="false"/>
      <style:text-properties fo:font-size="12pt" style:text-underline-style="none" style:font-size-asian="12pt" style:font-size-complex="12pt"/>
    </style:style>
    <style:style style:name="P4" style:family="paragraph" style:parent-style-name="Standard">
      <style:paragraph-properties fo:text-align="start" style:justify-single-word="false"/>
    </style:style>
    <style:style style:name="T1" style:family="text">
      <style:text-properties fo:font-size="12pt" style:text-underline-style="none" style:font-size-asian="12pt" style:font-size-complex="12pt"/>
    </style:style>
    <style:style style:name="T2" style:family="text">
      <style:text-properties fo:background-color="transpa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of Player A</text:p>
      <text:p text:style-name="P1"/>
      <text:p text:style-name="P2"><text:s/>Despite doing a considerable amount of research, for our first learning algorithm we decided to build one from scratch using our research as a basis for our new algorithm. <text:s/>This was because we had already researched (using both the internet and the AI : AMA 3rd edition book) and came across many useful algorithms which we could incorporate into our learning algorithm (I.e minimax, alpha-beta pruning, A-Star, artificial neural networks, reinforcement learning). However we felt that we wanted to give ourselves a challenge and try to come up with something by ourselves; using inspiration from our gathered research. <text:s/>Also, some of those algorithms that were just mentioned are in fact search algorithms instead of learning algorithms, and would need to be adapted in order to technically 'learn'. A concept that we definitely borrowed from our lectures was the 'state system', in which large amounts of different board combinations are represented in memory as a state, which can then be given certain attributes. <text:s/>We designed our learning algorithm around this idea, and after a lot of planning and discussion, we ultimately had a design in mind which we would then set out to realise in actual code. </text:p>
      <text:p text:style-name="P2"/>
      <text:p text:style-name="P2"><text:s/>Because this is our own design, it was tricky for us to categorise it into a specific group of learning <text:span text:style-name="T2">algorithm types</text:span>. <text:s/>Although after looking through the AI : AMA 3rd edition book, we have concluded that our design definitely shares many concepts with the type of learning algorithm mentioned in chapter 21, page 810; Reinforcement learning. <text:s/>The reason why our design shares concepts with this type of learning is because reinforcement learning makes use of the theory of punishment and reward. <text:s/>It punishes the agent if it performs badly (encouraging it to change its behaviour and seek other paths), and it rewards the agent if it performs well (encouraging it to keep its current behaviour and build upon it). <text:s/>Our learning algorithm doesn't necessarily have a reward / punishment system in terms of actually rewarding or punishing the agent itself. <text:s/>On other other hand we do employ certain techniques with how we make it choose its moves, which could be considered similar to punishing and rewarding. <text:s/></text:p>
      <text:p text:style-name="P2"/>
      <text:p text:style-name="P2"><text:s/>We have designed our learning algorithm to have (for lack of better word) a 'path rating' system. <text:s/>In which if a path/move in Kalah has shown to have contributed to winning a game, the learning algorithm will increase/decrease (depending if it contributed to winning or losing) that paths 'rating'. <text:s/>This ultimately affects the probability in which that path might be used in the future as our learning algorithm chooses its paths based on how good the ratings of the paths are; paths with high ratings are more likely to be re-used in future scenarios. We consider this a form of reward and punishment at a fundamental level, as we are technically rewarding or punishing individual paths (increasing or decreasing their ratings) based on whether they contributed to winning or losing a game. <text:s/>Almost all of our code was written within the PlayerAI_1 class as this is where the game engine will request the moves from. <text:s/>Every time it is our agents turn, the game engine will call the 'public int getNextMove()' method inside this class and we must return an integer which represents the move to make. <text:s/></text:p>
      <text:p text:style-name="P2"/>
      <text:p text:style-name="P4"><text:span text:style-name="T1"><text:s/>In order to choose the next move, the first thing that the algorithm does is checks whether the current board state has been encountered before. <text:s/>If so, it will retrieve all of the path ratings of the paths that can be made from this state. <text:s/>It won't always choose the path with the highest rating, as we decided to still incorporate some form of randomness, however the paths with the highest ratings have a higher probability of being randomly selected. <text:s/>Making our program randomly favour paths that had a higher rating proved to be tricky to implement ourselves, so we conducted research on google techniques to do this. We found a proven technique on stackoverflow.com, here is the actual source/reference of the page that we borrowed code from: </text:span><text:a xlink:type="simple" xlink:href="http://stackoverflow.com/questions/6409652/random-weighted-selection-java-framework">http://stackoverflow.com/questions/6409652/random-weighted-selection-java-framework</text:a> </text:p>
      <text:p text:style-name="P4"><text:s/>The code that we took from this page was the 'RandomCollection' class, this class allowed us to add paths to a list with a specific weight (in which case we used our path rating values for the <text:soft-page-break/>weight), and the class will randomly pick an element from this list, favouring elements with higher weightings. <text:s/>This code worked perfectly for what we wanted to do, and thus far we haven't encountered any problems with it.</text:p>
      <text:p text:style-name="P2"/>
      <text:p text:style-name="P2"><text:s/>If the current board state hasn't been encountered before, it will then try to find a partial match of board states that have been encountered before (A partial match is a board state that isn't identical, but similar. <text:s/>Such as finding a state with the same amount of seeds in its own houses, but a different score and different seeds in the opponents houses), if a partial match is found, the learning algorithm will borrow the path ratings from that and use those to decide on the move, of course this state which hasn't been encountered before will now be correctly logged and stored so this won't happen again. If no partial match can be used as an alternative, the learning algorithm will simply grab all of the paths that are valid from this state (this is a useful feature built into the game engine), and then select a random path and use the knowledge gained from this move for next time. Once a path has been chosen, it is then logged. <text:s/>This is so when the game has finished, the learning algorithm will be able to know which paths had contributed to winning or losing that game, and be able to make appropriate adjustments to the ratings of each of those paths.</text:p>
      <text:p text:style-name="P2"/>
      <text:p text:style-name="P2"><text:s/>Along-side our PlayerAI_1 class, which contains the core code of our algorithm, we also have two additional classes called 'State' and 'Path'. <text:s/>The 'State' class represents a single board state at any moment in time, it has an array which contains all of the seed counts for all twelve houses, and two Integer variables containing the seed count for both stores. <text:s/>Not only does it store the board state, but it also has two additonal Integer arrays called 'choiceOfMoves' and 'moveWeights'. <text:s/>The 'choiceOfMoves' Integer array stores all of the valid moves that can be made from that specific state, these are pre-calculated and assigned upon the creation of a new state. <text:s/>The 'moveWeights' Integer array stores a value for each move which represents how strong of a move it is (the path rating which was spoken about earlier), the moves with the highest weights are more likely to be chosen next time. <text:s/></text:p>
      <text:p text:style-name="P2"/>
      <text:p text:style-name="P2"><text:s/>These values all begin with a default of '10' when the state is initially created, however this weight array is updated at the end of each game and the values are either increased or decreased depending on if it was a win or loss. <text:s/>If it wins the game, it slightly increases the weight value of every move that was made in the game, vice versa if the game is a loss, the weight values are slightly reduced. <text:s/>The reason why we decided to give all paths a default weighting of 10 instead of 0, is because if a path genuinely performs terrible and gains a rating of 0 for genuine reasons, the learning algorithm will still be encouraged to still choose unexplored paths with a rating of 10. The 'Path' class represents a game move that has been made. <text:s/>It has one 'State' variable containing the initial state (the state that it is moving from), and then an Integer variable containing the actual move that has been made. The 'Path' class is only used to log paths that have been made throughout the game, this class doesn't contain any additional attributes such as weighting/rating, as these are stored in the 'state' class which are intended to be stored permanently throughout the life of the agent, path logs are regularly cleared at the end of games.</text:p>
      <text:p text:style-name="P2"/>
      <text:p text:style-name="P2"><text:s/>The main data structures which our algorithm uses is two ArrayLists called 'stateArray' and 'pathArray'. <text:s/>The 'stateArray' arraylist stores every board state that has currently been encountered throughout the entire life of the agent (Not just limited to a single game, but over many games), this array is never reset or cleared unless the agent is terminated. <text:s/>On the other hand, the path array logs every move that has been made throughout the current game. Unlike the 'stateArray', the 'pathArray' is cleared/reset at the end of the game. <text:s/>Before it is cleared; as mentioned earlier if the learning algorithm wins the game, it rewards every single path that has been made during that game. <text:s/>This is done by accessing the 'initialState' variable inside the path class, and increasing the weight value at the array index of the 'move' variable from the path class. <text:s/>Vice versa, if the game is lost, the weights are decreased for every path that was made.</text:p>
      <text:p text:style-name="P3"><text:soft-page-break/></text:p>
      <text:p text:style-name="P3"><text:s/>To begin with, we expected the algorithm to learn effectively within the 1000 games to beat our random AI opponent more often than not, as a test before playing against the Q-Learning Algorithm. <text:s/>This is because the algorithm is rewarded for the path it has taken to win the game, or vice versa it is punished for pursuing a path which led to a loss. Over a period of time, (in this case 1000 games) the learning algorithm should have numerous weights associated to moves which inturn should cause it to have learned optimal paths to choose from. Although as both algorithms contain a random element we expected the results to vary slightly on average. The results from the tests were not conclusive, the reinforcement learning algorithm was only able to win 572 times out of 1000 on average against the random AI. Even though that it won <text:s/>a majority of the games it played, we felt that the algorihtm should have done better over the 1000 games. However we attributed this to our reinforcement learning algorithm using an element of randomness regardless of the weighting, which can lead to optimal paths not being chosen. Therefore we agreed that in practice we felt that the algorithm would learn better over a longer period of time than we tested it for.</text:p>
      <text:p text:style-name="P3"/>
      <text:p text:style-name="P3"><text:s/>To test this further we also completed our own test consisting of the random AI playing against our reinforcement learning algorithm for 5000 games. The results concurred with our assessment that the algorihtm would learn more effectively over more games, as it won up to 70% of the games on average. This shows the significant increase from just under 60% for 1000 games to 70% for 5000 games, thereyby showing the algorithm has been effective at learning from its previous games. Leading on from our preliminary tests our expectations for our Reinforced Learning Algorithm (RLA) still had not changed, we thought that the Q-Learning Algorithm would be able to beat our algorithm over 1000 games. We presumed that as Q-Learning was an established concept of learning which we had implemented in java; our RLA would not be able to learn as quickly as its counterpart. Futhermore Q-Learning does not contain any type of random elemnt unlike the RLA, which we felt would also be an important factor due to the unpredictability of the algorithm over 1000. Consequently in theory we felt that the RLA would win around 30-40% of the games due to it being effective agaisnt a random AI and its method of learning, however we concluded that it would not be able to compete with the Q-Learning algorithm.</text:p>
      <text:p text:style-name="P3"/>
      <text:p text:style-name="P3"><text:s/>In practice our algorithm gave some surprising results, it on average won more games than the Q-Learning Algorithm with 653 wins (RLA) compared to 347 wins (Q-Learning). We believe that our algorithm won more times because of our weighting system combined with the random choice element causing the Q-Learning algorithm to become ineffective in the long run. After analysing one of the sets of 1000 games we completed we found that the Q-Learning won a majority of the first 400 games. We attribute this to our algorithm being too random as none of the paths will have been weighted differently. As it progressed throughout the games it slowly was finding paths which were more successful and thereby each path could be given an more accurate weighting. Thereby after this threshold area our algorithm starting winning consistently and gained much more seeds than before. Inherently the algorithm had found some type of optimal state against the Q-Learning Algorithm, which quite suprisingly could not seem to learn against our algorithm after this point.</text:p>
      <text:p text:style-name="P3"/>
      <text:p text:style-name="P3"><text:s/>We believe that our RLA was able to more effectively use its history of past games to dominate Q-Learning, while making it much harder for the Q-Learning to find its optimal path due to our implementation of the random selection process. Which initally may have seemed like a hinderance was actually a contributing factor to RLA winning more games against Q-Learning. As Q-Learning was having to adjust according to each different path or move the RLA chose, which we believe caused Q-Learning longer to find its optimal paths. <text:s/>To conclude we found that our Algorithms combination of reinforcement learning and randomness was more of a success than we would have thought otherwise, giving us results that in hindsight make sense from conducting further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jesh Jally</meta:initial-creator>
    <meta:creation-date>2013-12-10T15:16:49</meta:creation-date>
    <dc:date>2013-12-11T17:41:52.19</dc:date>
    <meta:editing-duration>PT8H1M44S</meta:editing-duration>
    <meta:editing-cycles>86</meta:editing-cycles>
    <meta:generator>OpenOffice/4.0.1$Win32 OpenOffice.org_project/401m5$Build-9714</meta:generator>
    <meta:document-statistic meta:table-count="0" meta:image-count="0" meta:object-count="0" meta:page-count="3" meta:paragraph-count="14" meta:word-count="2243" meta:character-count="13255"/>
  </office:meta>
</office:document-meta>
</file>